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001cm" svg:height="2.101cm" svg:x="3.071cm" svg:y="1.955cm">
          <text:p text:style-name="P1"><text:span text:style-name="T1">Adm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2.001cm" svg:height="2.101cm" svg:x="0.999cm" svg:y="6cm">
          <text:p text:style-name="P1"><text:span text:style-name="T1">Interfac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2.001cm" svg:height="2.101cm" svg:x="7.799cm" svg:y="6cm">
          <text:p text:style-name="P1"><text:span text:style-name="T1">Control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2.001cm" svg:height="2.101cm" svg:x="11.399cm" svg:y="5.999cm">
          <text:p text:style-name="P1"><text:span text:style-name="T1">Modu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" draw:id="id3" draw:layer="layout" svg:width="2.001cm" svg:height="2.101cm" svg:x="4.699cm" svg:y="6cm">
          <text:p text:style-name="P1"><text:span text:style-name="T1">Fon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4.072cm" svg:y1="4.056cm" svg:x2="2cm" svg:y2="6cm" draw:start-shape="id1" draw:start-glue-point="6" draw:end-shape="id2" draw:end-glue-point="4" svg:d="m4072 4056v972h-2072v972">
          <text:p/>
        </draw:connector>
        <draw:connector draw:style-name="gr2" draw:text-style-name="P1" draw:layer="layout" svg:x1="4.072cm" svg:y1="4.056cm" svg:x2="5.7cm" svg:y2="6cm" draw:start-shape="id1" draw:start-glue-point="6" draw:end-shape="id3" draw:end-glue-point="4" svg:d="m4072 4056v972h1628v972">
          <text:p/>
        </draw:connector>
        <draw:connector draw:style-name="gr2" draw:text-style-name="P1" draw:layer="layout" svg:x1="4.072cm" svg:y1="4.056cm" svg:x2="8.8cm" svg:y2="6cm" draw:start-shape="id1" draw:start-glue-point="6" draw:end-shape="id4" draw:end-glue-point="4" svg:d="m4072 4056v972h4728v972">
          <text:p/>
        </draw:connector>
        <draw:connector draw:style-name="gr2" draw:text-style-name="P1" draw:layer="layout" svg:x1="4.072cm" svg:y1="4.056cm" svg:x2="12.4cm" svg:y2="5.999cm" draw:start-shape="id1" draw:start-glue-point="6" draw:end-shape="id5" draw:end-glue-point="4" svg:d="m4072 4056v971h8328v972">
          <text:p/>
        </draw:connector>
        <draw:custom-shape draw:style-name="gr1" draw:text-style-name="P2" xml:id="id12" draw:id="id12" draw:layer="layout" svg:width="2.001cm" svg:height="2.101cm" svg:x="14.099cm" svg:y="2cm">
          <text:p text:style-name="P1"><text:span text:style-name="T1">Aja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4" draw:id="id14" draw:layer="layout" svg:width="2.001cm" svg:height="2.101cm" svg:x="17.2cm" svg:y="2cm">
          <text:p text:style-name="P1"><text:span text:style-name="T1">Sty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2.001cm" svg:height="2.101cm" svg:x="1cm" svg:y="10.799cm">
          <text:p text:style-name="P1"><text:span text:style-name="T1">Cont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2.001cm" svg:height="2.101cm" svg:x="4.1cm" svg:y="10.9cm">
          <text:p text:style-name="P1"><text:span text:style-name="T1">menu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2cm" svg:y1="8.101cm" svg:x2="2.001cm" svg:y2="10.799cm" draw:start-shape="id2" draw:start-glue-point="6" draw:end-shape="id6" draw:end-glue-point="4" svg:d="m2000 8101v1349h1v1349">
          <text:p/>
        </draw:connector>
        <draw:connector draw:style-name="gr2" draw:text-style-name="P1" draw:layer="layout" svg:x1="2cm" svg:y1="8.101cm" svg:x2="5.101cm" svg:y2="10.9cm" draw:start-shape="id2" draw:start-glue-point="6" draw:end-shape="id7" draw:end-glue-point="4" svg:d="m2000 8101v1399h3101v1400">
          <text:p/>
        </draw:connector>
        <draw:custom-shape draw:style-name="gr1" draw:text-style-name="P2" xml:id="id8" draw:id="id8" draw:layer="layout" svg:width="3cm" svg:height="2.101cm" svg:x="9.1cm" svg:y="10.9cm">
          <text:p text:style-name="P1"><text:span text:style-name="T1">Authentific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9" draw:id="id9" draw:layer="layout" svg:width="2.001cm" svg:height="2.101cm" svg:x="13.199cm" svg:y="10.899cm">
          <text:p text:style-name="P1"><text:span text:style-name="T1">Étudia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2.4cm" svg:y1="8.1cm" svg:x2="10.6cm" svg:y2="10.9cm" draw:start-shape="id5" draw:start-glue-point="6" draw:end-shape="id8" draw:end-glue-point="4" svg:d="m12400 8100v1400h-1800v1400">
          <text:p/>
        </draw:connector>
        <draw:connector draw:style-name="gr2" draw:text-style-name="P1" draw:layer="layout" svg:x1="12.4cm" svg:y1="8.1cm" svg:x2="14.2cm" svg:y2="10.899cm" draw:start-shape="id5" draw:start-glue-point="6" draw:end-shape="id9" draw:end-glue-point="4" svg:d="m12400 8100v1399h1800v1400">
          <text:p/>
        </draw:connector>
        <draw:custom-shape draw:style-name="gr1" draw:text-style-name="P2" draw:layer="layout" svg:width="2.001cm" svg:height="2.101cm" svg:x="20.199cm" svg:y="2cm">
          <text:p text:style-name="P1"><text:span text:style-name="T1">Fla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11" draw:id="id11" draw:layer="layout" svg:width="2cm" svg:height="2.2cm" svg:x="6.7cm" svg:y="9.6cm">
          <text:p text:style-name="P1"><text:span text:style-name="T2">Controler_</text:span><text:span text:style-name="T2"><text:line-break/></text:span><text:span text:style-name="T2">nommodules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2.001cm" svg:height="2.101cm" svg:x="4.1cm" svg:y="13.499cm">
          <text:p text:style-name="P1"><text:span text:style-name="T1">Nom</text:span><text:span text:style-name="T1"><text:line-break/></text:span><text:span text:style-name="T1">Modules</text:span></text:p>
          <text:p text:style-name="P1"><text:span text:style-name="T1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101cm" svg:y1="13.001cm" svg:x2="5.101cm" svg:y2="13.499cm" draw:start-shape="id7" draw:start-glue-point="6" draw:end-shape="id10" draw:end-glue-point="4" svg:d="m5101 13001v498">
          <text:p/>
        </draw:connector>
        <draw:connector draw:style-name="gr2" draw:text-style-name="P1" draw:layer="layout" draw:line-skew="0.149cm" svg:x1="8.8cm" svg:y1="8.101cm" svg:x2="7.7cm" svg:y2="9.6cm" draw:start-shape="id4" draw:start-glue-point="6" draw:end-shape="id11" draw:end-glue-point="4" svg:d="m8800 8101v899h-1100v600">
          <text:p/>
        </draw:connector>
        <draw:custom-shape draw:style-name="gr3" draw:text-style-name="P1" draw:layer="layout" svg:width="2cm" svg:height="2.2cm" svg:x="1cm" svg:y="13.9cm">
          <text:p text:style-name="P1"><text:span text:style-name="T2">Interface_</text:span><text:span text:style-name="T2"><text:line-break/></text:span><text:span text:style-name="T2">nommodules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3" draw:id="id13" draw:layer="layout" svg:width="2cm" svg:height="2.2cm" svg:x="14.1cm" svg:y="5.4cm">
          <text:p text:style-name="P1"><text:span text:style-name="T2">Interface_</text:span><text:span text:style-name="T2"><text:line-break/></text:span><text:span text:style-name="T2">nommodules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2cm" svg:height="2.2cm" svg:x="17.2cm" svg:y="5.3cm">
          <text:p text:style-name="P1"><text:span text:style-name="T2">Interface_</text:span><text:span text:style-name="T2"><text:line-break/></text:span><text:span text:style-name="T2">nommodules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1cm" svg:y1="4.101cm" svg:x2="15.1cm" svg:y2="5.4cm" draw:start-shape="id12" draw:start-glue-point="6" draw:end-shape="id13" draw:end-glue-point="4" svg:d="m15100 4101v1299">
          <text:p/>
        </draw:connector>
        <draw:connector draw:style-name="gr2" draw:text-style-name="P1" draw:layer="layout" svg:x1="18.201cm" svg:y1="4.101cm" svg:x2="18.2cm" svg:y2="5.3cm" draw:start-shape="id14" draw:start-glue-point="6" draw:end-shape="id15" draw:end-glue-point="4" svg:d="m18201 4101v600h-1v599">
          <text:p/>
        </draw:connector>
        <draw:custom-shape draw:style-name="gr3" draw:text-style-name="P1" draw:layer="layout" svg:width="2cm" svg:height="2.2cm" svg:x="23.1cm" svg:y="2cm">
          <text:p text:style-name="P1"><text:span text:style-name="T2">Index.php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23:35:09.06</meta:creation-date>
    <dc:date>2012-05-29T16:18:45.56</dc:date>
    <meta:editing-duration>PT28M5S</meta:editing-duration>
    <meta:editing-cycles>4</meta:editing-cycles>
    <meta:generator>LibreOffice/3.5$Windows_x86 LibreOffice_project/235ab8a-3802056-4a8fed3-2d66ea8-e241b80</meta:generator>
    <meta:document-statistic meta:object-count="30"/>
  </office:meta>
</office:document-meta>
</file>